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Console" svg:font-family="'Lucida Console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000000" loext:opacity="100%" style:font-name="Lucida Console" fo:font-size="6.5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style:contextual-spacing="false" fo:line-height="120%" fo:orphans="2" fo:widows="2" fo:padding="0cm" fo:border="none"/>
      <style:text-properties fo:font-variant="normal" fo:text-transform="none" fo:color="#000000" loext:opacity="100%" style:font-name="Lucida Console" fo:font-size="6.5pt" fo:letter-spacing="normal" fo:font-style="normal" fo:font-weight="normal"/>
    </style:style>
    <style:style style:name="T1" style:family="text">
      <style:text-properties fo:color="#0000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"/><text:span text:style-name="T1">&gt; ggplot(data=reformat, aes(x=candidats,y=parts,fill=candidats)) +</text:span></text:p>
      <text:p text:style-name="P2"><text:span text:style-name="T1">+ <text:s text:c="4"/>geom_bar(stat="identity") + geom_col() +</text:span></text:p>
      <text:p text:style-name="P2"><text:span text:style-name="T1">+ <text:s text:c="4"/>coord_polar("y", start=0) +</text:span></text:p>
      <text:p text:style-name="P2"><text:span text:style-name="T1">+ <text:s text:c="4"/>facet_wrap(~Code_BV) +</text:span></text:p>
      <text:p text:style-name="P2"><text:span text:style-name="T1">+ <text:s text:c="4"/>ggtitle("Parts de vote dans les BV de Royan") +</text:span></text:p>
      <text:p text:style-name="P2"><text:span text:style-name="T1">+ <text:s text:c="4"/>theme(plot.title = element_text(family="Trebuchet MS", face="bold", size=20, hjust=0, color="#555555")) +</text:span></text:p>
      <text:p text:style-name="P2"><text:span text:style-name="T1">+ <text:s text:c="4"/>theme(axis.text.x = element_text(angle=90)) +</text:span></text:p>
      <text:p text:style-name="P2"><text:span text:style-name="T1">+ <text:s text:c="4"/>scale_fill_manual(values = c("#0a3895", "#b831f3","#f33157", "#6091f6"))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Console" svg:font-family="'Lucida Console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7T15:01:05.644000000</meta:creation-date>
    <dc:date>2025-01-27T15:01:32.143000000</dc:date>
    <meta:editing-duration>PT27S</meta:editing-duration>
    <meta:editing-cycles>1</meta:editing-cycles>
    <meta:document-statistic meta:table-count="0" meta:image-count="0" meta:object-count="0" meta:page-count="1" meta:paragraph-count="8" meta:word-count="47" meta:character-count="466" meta:non-whitespace-character-count="399"/>
    <meta:generator>LibreOffice/7.1.5.2$Windows_X86_64 LibreOffice_project/85f04e9f809797b8199d13c421bd8a2b025d52b5</meta:generator>
  </office:meta>
</office:document-meta>
</file>